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5691" officeooo:paragraph-rsid="001ce594"/>
    </style:style>
    <style:style style:name="P2" style:family="paragraph" style:parent-style-name="Standard">
      <style:text-properties officeooo:paragraph-rsid="001ce594"/>
    </style:style>
    <style:style style:name="P3" style:family="paragraph" style:parent-style-name="Standard">
      <style:text-properties fo:color="#000000" fo:font-size="12pt" fo:font-style="normal" fo:font-weight="normal" officeooo:rsid="002c4b25" officeooo:paragraph-rsid="001ce594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fo:font-size="12pt" fo:font-style="normal" fo:font-weight="normal" officeooo:rsid="002c4b25" officeooo:paragraph-rsid="003d801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fo:font-size="12pt" fo:font-style="normal" fo:font-weight="bold" officeooo:rsid="003dc7b9" officeooo:paragraph-rsid="003dc7b9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color="#000000" fo:font-size="12pt" fo:font-style="normal" fo:font-weight="bold" officeooo:rsid="003dc7b9" officeooo:paragraph-rsid="003e2f3b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000000" fo:font-size="12pt" fo:font-style="normal" fo:font-weight="bold" officeooo:rsid="003dc7b9" officeooo:paragraph-rsid="003e51c7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color="#000000" fo:font-size="12pt" fo:font-style="normal" fo:font-weight="bold" officeooo:rsid="003e2f3b" officeooo:paragraph-rsid="003e2f3b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color="#000000" fo:font-size="12pt" fo:font-style="normal" fo:font-weight="bold" officeooo:rsid="003e2f3b" officeooo:paragraph-rsid="003e51c7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color="#000000" fo:font-size="12pt" fo:font-style="normal" fo:font-weight="bold" officeooo:rsid="003e2f3b" officeooo:paragraph-rsid="003e83f9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color="#000000" fo:font-size="12pt" fo:font-style="normal" fo:font-weight="bold" officeooo:rsid="003e51c7" officeooo:paragraph-rsid="003e51c7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000000" fo:font-size="12pt" fo:font-style="normal" fo:font-weight="bold" officeooo:rsid="003e51c7" officeooo:paragraph-rsid="003e83f9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officeooo:paragraph-rsid="001ce594"/>
    </style:style>
    <style:style style:name="P14" style:family="paragraph" style:parent-style-name="Standard">
      <style:text-properties officeooo:rsid="00155691" officeooo:paragraph-rsid="001ce594"/>
    </style:style>
    <style:style style:name="P15" style:family="paragraph" style:parent-style-name="Standard">
      <style:text-properties officeooo:rsid="00155691" officeooo:paragraph-rsid="003c352a"/>
    </style:style>
    <style:style style:name="P16" style:family="paragraph" style:parent-style-name="Standard">
      <style:text-properties officeooo:rsid="00155691" officeooo:paragraph-rsid="003d801f"/>
    </style:style>
    <style:style style:name="P17" style:family="paragraph" style:parent-style-name="Standard">
      <style:text-properties officeooo:rsid="00155691" officeooo:paragraph-rsid="003e83f9"/>
    </style:style>
    <style:style style:name="P18" style:family="paragraph" style:parent-style-name="Standard">
      <style:text-properties officeooo:rsid="001a28a5" officeooo:paragraph-rsid="001ce594"/>
    </style:style>
    <style:style style:name="P19" style:family="paragraph" style:parent-style-name="Standard">
      <style:text-properties officeooo:rsid="001a28a5" officeooo:paragraph-rsid="00398b23"/>
    </style:style>
    <style:style style:name="P20" style:family="paragraph" style:parent-style-name="Standard">
      <style:text-properties officeooo:rsid="001a28a5" officeooo:paragraph-rsid="003a43b1"/>
    </style:style>
    <style:style style:name="P21" style:family="paragraph" style:parent-style-name="Standard">
      <style:text-properties officeooo:rsid="003a43b1" officeooo:paragraph-rsid="003a43b1"/>
    </style:style>
    <style:style style:name="P22" style:family="paragraph" style:parent-style-name="Standard">
      <style:text-properties fo:color="#00a933" fo:font-size="12pt" fo:font-style="normal" fo:font-weight="bold" officeooo:rsid="003e51c7" officeooo:paragraph-rsid="003e83f9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a933" fo:font-size="12pt" fo:font-style="normal" fo:font-weight="bold" officeooo:rsid="003e51c7" officeooo:paragraph-rsid="003e51c7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a933" fo:font-size="12pt" fo:font-style="normal" fo:font-weight="bold" officeooo:rsid="003e2f3b" officeooo:paragraph-rsid="003e83f9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a933" fo:font-size="12pt" fo:font-style="normal" fo:font-weight="bold" officeooo:rsid="003e2f3b" officeooo:paragraph-rsid="003e51c7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a933" fo:font-size="18pt" fo:font-style="normal" fo:font-weight="bold" officeooo:rsid="002c4b25" officeooo:paragraph-rsid="001ce594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color="#00a933" fo:font-size="18pt" fo:font-style="normal" fo:font-weight="bold" officeooo:rsid="002c4b25" officeooo:paragraph-rsid="003d801f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color="#00a933" fo:font-size="18pt" fo:font-weight="bold" officeooo:rsid="00155691" officeooo:paragraph-rsid="001ce594" style:font-size-asian="18pt" style:font-weight-asian="bold" style:font-size-complex="18pt" style:font-weight-complex="bold"/>
    </style:style>
    <style:style style:name="P29" style:family="paragraph" style:parent-style-name="Standard">
      <style:text-properties fo:color="#00a933" fo:font-size="18pt" fo:font-weight="bold" officeooo:rsid="003a43b1" officeooo:paragraph-rsid="003a43b1" style:font-size-asian="18pt" style:font-weight-asian="bold" style:font-size-complex="18pt" style:font-weight-complex="bold"/>
    </style:style>
    <style:style style:name="P30" style:family="paragraph" style:parent-style-name="Standard">
      <style:text-properties fo:color="#00a933" fo:font-size="18pt" fo:font-weight="bold" officeooo:rsid="001a28a5" officeooo:paragraph-rsid="00398b23" style:font-size-asian="18pt" style:font-weight-asian="bold" style:font-size-complex="18pt" style:font-weight-complex="bold"/>
    </style:style>
    <style:style style:name="P31" style:family="paragraph" style:parent-style-name="Standard">
      <style:text-properties fo:color="#ff0000" fo:font-size="12pt" fo:font-style="normal" fo:font-weight="bold" officeooo:rsid="003e2f3b" officeooo:paragraph-rsid="003e51c7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a933"/>
    </style:style>
    <style:style style:name="T2" style:family="text">
      <style:text-properties fo:color="#00a933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color="#00a933" fo:font-size="28pt" fo:font-style="italic" fo:font-weight="bold" officeooo:rsid="00155691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a933" fo:font-size="28pt" fo:font-style="italic" fo:font-weight="bold" officeooo:rsid="001a28a5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color="#00a933" fo:font-size="28pt" fo:font-style="italic" fo:font-weight="bold" officeooo:rsid="002c4b25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00a933" fo:font-size="28pt" fo:font-style="italic" fo:font-weight="bold" officeooo:rsid="0037dbe2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00a933" fo:font-size="28pt" fo:font-style="italic" fo:font-weight="bold" officeooo:rsid="003e83f9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00a933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a933" officeooo:rsid="003e51c7"/>
    </style:style>
    <style:style style:name="T10" style:family="text">
      <style:text-properties officeooo:rsid="001c0088"/>
    </style:style>
    <style:style style:name="T11" style:family="text">
      <style:text-properties officeooo:rsid="0037dbe2"/>
    </style:style>
    <style:style style:name="T12" style:family="text">
      <style:text-properties officeooo:rsid="00155691"/>
    </style:style>
    <style:style style:name="T13" style:family="text">
      <style:text-properties officeooo:rsid="00398b23"/>
    </style:style>
    <style:style style:name="T14" style:family="text">
      <style:text-properties officeooo:rsid="003a43b1"/>
    </style:style>
    <style:style style:name="T15" style:family="text">
      <style:text-properties officeooo:rsid="003c352a"/>
    </style:style>
    <style:style style:name="T16" style:family="text">
      <style:text-properties officeooo:rsid="003d801f"/>
    </style:style>
    <style:style style:name="T17" style:family="text">
      <style:text-properties officeooo:rsid="003dc7b9"/>
    </style:style>
    <style:style style:name="T18" style:family="text">
      <style:text-properties officeooo:rsid="003e2f3b"/>
    </style:style>
    <style:style style:name="T19" style:family="text">
      <style:text-properties officeooo:rsid="003e51c7"/>
    </style:style>
    <style:style style:name="T20" style:family="text">
      <style:text-properties officeooo:rsid="003e83f9"/>
    </style:style>
    <style:style style:name="T21" style:family="text">
      <style:text-properties fo:color="#ff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High</text:span><text:span text:style-name="T3"> </text:span><text:span text:style-name="T5">Step</text:span><text:span text:style-name="T3"> </text:span><text:span text:style-name="T4">(Step II)</text:span></text:p>
      <text:p text:style-name="P1"><text:span text:style-name="T10">Mode (1):</text:span><text:tab/></text:p>
      <text:p text:style-name="P1"><text:tab/>_ while</text:p>
      <text:p text:style-name="P1"><text:tab/>_ if_else</text:p>
      <text:p text:style-name="P2"><text:span text:style-name="T12"><text:tab/>_ t</text:span><text:span text:style-name="T11">ry_catch</text:span></text:p>
      <text:p text:style-name="P2"><text:span text:style-name="T12"><text:tab/>_ </text:span><text:span text:style-name="T11">logic_and</text:span></text:p>
      <text:p text:style-name="P1"><text:tab/>_ <text:span text:style-name="T11">logic_or</text:span></text:p>
      <text:p text:style-name="P2"><text:span text:style-name="T12"><text:tab/>_ </text:span><text:span text:style-name="T11">normal</text:span></text:p>
      <text:p text:style-name="P2"><text:span text:style-name="T12"><text:tab/>_ </text:span><text:span text:style-name="T11">smallest_step</text:span></text:p>
      <text:p text:style-name="P1"><text:tab/></text:p>
      <text:p text:style-name="P17"><text:span text:style-name="T7">Multiple</text:span><text:span text:style-name="T6"> High</text:span><text:span text:style-name="T2"> </text:span><text:span text:style-name="T5">Step</text:span><text:span text:style-name="T2"> </text:span><text:span text:style-name="T4">(Step II)</text:span></text:p>
      <text:p text:style-name="P18"><text:tab/>{A}{B},…<text:span text:style-name="T20">.{n}</text:span></text:p>
      <text:p text:style-name="P18">ex:</text:p>
      <text:p text:style-name="P18"><text:span text:style-name="T8">_while</text:span> </text:p>
      <text:p text:style-name="P19"><text:tab/>{while<text:span text:style-name="T13">#</text:span></text:p>
      <text:p text:style-name="P19"><text:span text:style-name="T13"><text:tab/><text:tab/>condition_step{</text:span></text:p>
      <text:p text:style-name="P19"><text:span text:style-name="T13"><text:tab/><text:tab/><text:tab/>(*)</text:span></text:p>
      <text:p text:style-name="P19"><text:span text:style-name="T13"><text:tab/><text:tab/>}</text:span></text:p>
      <text:p text:style-name="P19"><text:span text:style-name="T13"><text:tab/><text:tab/>do_step{</text:span></text:p>
      <text:p text:style-name="P19"><text:span text:style-name="T13"><text:tab/><text:tab/><text:tab/>(*)</text:span></text:p>
      <text:p text:style-name="P19"><text:span text:style-name="T13"><text:tab/><text:tab/>}</text:span></text:p>
      <text:p text:style-name="P19"><text:tab/>}</text:p>
      <text:p text:style-name="P30">_if_else</text:p>
      <text:p text:style-name="P19"><text:tab/>{if_else#</text:p>
      <text:p text:style-name="P20"><text:tab/><text:tab/><text:span text:style-name="T13">condition_step{</text:span></text:p>
      <text:p text:style-name="P20"><text:span text:style-name="T13"><text:tab/><text:tab/><text:tab/>(*)</text:span></text:p>
      <text:p text:style-name="P20"><text:span text:style-name="T13"><text:tab/><text:tab/>}</text:span></text:p>
      <text:p text:style-name="P20"><text:span text:style-name="T13"><text:tab/><text:tab/>if_step{</text:span></text:p>
      <text:p text:style-name="P20"><text:span text:style-name="T13"><text:tab/><text:tab/><text:tab/>(*)</text:span></text:p>
      <text:p text:style-name="P20"><text:span text:style-name="T13"><text:tab/><text:tab/>}</text:span></text:p>
      <text:p text:style-name="P20"><text:tab/><text:tab/>else_<text:span text:style-name="T14">step{</text:span></text:p>
      <text:p text:style-name="P20"><text:tab/><text:tab/><text:tab/><text:span text:style-name="T14">(*)</text:span></text:p>
      <text:p text:style-name="P20"><text:tab/><text:tab/>}</text:p>
      <text:p text:style-name="P19"><text:tab/>}</text:p>
      <text:p text:style-name="P29">_try_catch</text:p>
      <text:p text:style-name="P21"><text:tab/>{try_catch#</text:p>
      <text:p text:style-name="P21"><text:tab/><text:tab/>try_step{</text:p>
      <text:p text:style-name="P21"><text:tab/><text:tab/><text:tab/>(*)</text:p>
      <text:p text:style-name="P21"><text:tab/><text:tab/>}</text:p>
      <text:p text:style-name="P21"><text:tab/><text:tab/>catch_step{</text:p>
      <text:p text:style-name="P21"><text:tab/><text:tab/><text:tab/>(*)</text:p>
      <text:p text:style-name="P21"><text:tab/><text:tab/>}</text:p>
      <text:p text:style-name="P21"><text:tab/>}</text:p>
      <text:p text:style-name="P28">_<text:span text:style-name="T14">logic_and</text:span></text:p>
      <text:p text:style-name="P1"><text:tab/>{<text:span text:style-name="T15">logic_and#</text:span></text:p>
      <text:p text:style-name="P1"><text:tab/><text:tab/><text:span text:style-name="T15">logic_A{</text:span></text:p>
      <text:p text:style-name="P15"><text:tab/><text:tab/><text:tab/><text:span text:style-name="T16">(*)</text:span></text:p>
      <text:p text:style-name="P15"><text:tab/><text:tab/>}</text:p>
      <text:p text:style-name="P15"><text:soft-page-break/><text:tab/><text:tab/><text:span text:style-name="T16">logic_B{</text:span></text:p>
      <text:p text:style-name="P16"><text:tab/><text:tab/><text:tab/><text:span text:style-name="T16">(*)</text:span></text:p>
      <text:p text:style-name="P16"><text:tab/><text:tab/>}</text:p>
      <text:p text:style-name="P1"><text:tab/>}</text:p>
      <text:p text:style-name="P3"/>
      <text:p text:style-name="P26">_<text:span text:style-name="T16">logic_or</text:span></text:p>
      <text:p text:style-name="P3"><text:tab/>{<text:span text:style-name="T16">logic_or#</text:span></text:p>
      <text:p text:style-name="P3"><text:tab/><text:tab/><text:span text:style-name="T16">logic_A{</text:span></text:p>
      <text:p text:style-name="P4"><text:tab/><text:tab/><text:tab/><text:span text:style-name="T16">(*)</text:span></text:p>
      <text:p text:style-name="P4"><text:tab/><text:tab/>}</text:p>
      <text:p text:style-name="P4"><text:tab/><text:tab/><text:span text:style-name="T16">logic_B{</text:span></text:p>
      <text:p text:style-name="P4"><text:tab/><text:tab/><text:tab/><text:span text:style-name="T16">(*)</text:span></text:p>
      <text:p text:style-name="P4"><text:tab/><text:tab/>}</text:p>
      <text:p text:style-name="P3"><text:tab/>}</text:p>
      <text:p text:style-name="P26">_<text:span text:style-name="T16">normal</text:span></text:p>
      <text:p text:style-name="P3"><text:tab/>{<text:span text:style-name="T16">normal#</text:span></text:p>
      <text:p text:style-name="P3"><text:tab/><text:tab/><text:span text:style-name="T16">normal_step{</text:span></text:p>
      <text:p text:style-name="P4"><text:tab/><text:tab/><text:tab/><text:span text:style-name="T16">(*)</text:span></text:p>
      <text:p text:style-name="P4"><text:tab/><text:tab/>}</text:p>
      <text:p text:style-name="P3"><text:tab/>}</text:p>
      <text:p text:style-name="P27">_<text:span text:style-name="T11">smallest_step </text:span><text:span text:style-name="T18">(*)</text:span></text:p>
      <text:p text:style-name="P4"><text:tab/>{</text:p>
      <text:p text:style-name="P4"><text:tab/><text:tab/><text:span text:style-name="T16">(Step_I)</text:span></text:p>
      <text:p text:style-name="P4"><text:tab/><text:tab/><text:span text:style-name="T16">(Step_I)</text:span></text:p>
      <text:p text:style-name="P4"><text:tab/><text:tab/>……….</text:p>
      <text:p text:style-name="P4"><text:tab/><text:tab/>……….</text:p>
      <text:p text:style-name="P4"><text:tab/><text:tab/><text:span text:style-name="T16">(Step_I)</text:span></text:p>
      <text:p text:style-name="P4"><text:tab/>}</text:p>
      <text:p text:style-name="P4"/>
      <text:p text:style-name="P4"/>
      <text:p text:style-name="P6">(*) can be Multiple step_I, Step_II, Multiple Step_II,multiple_step I or step_I</text:p>
      <text:p text:style-name="P5">smallest_step only multiple_step I or step_I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ex2:</text:p>
      <text:p text:style-name="P5"><text:tab/>{while#</text:p>
      <text:p text:style-name="P5"><text:tab/><text:tab/>condition_step{</text:p>
      <text:p text:style-name="P5"><text:tab/><text:tab/><text:tab/>{logic_and#</text:p>
      <text:p text:style-name="P5"><text:tab/><text:tab/><text:tab/><text:tab/>logic_A{</text:p>
      <text:p text:style-name="P5"><text:tab/><text:tab/><text:tab/><text:tab/><text:tab/>(1)</text:p>
      <text:p text:style-name="P5"><text:tab/><text:tab/><text:tab/><text:tab/>}</text:p>
      <text:p text:style-name="P5"><text:tab/><text:tab/><text:tab/><text:tab/>logic_B{</text:p>
      <text:p text:style-name="P5"><text:tab/><text:tab/><text:tab/><text:tab/><text:tab/>(2)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<text:tab/>do_step{</text:p>
      <text:p text:style-name="P5"><text:tab/><text:tab/><text:tab/>{if_else#</text:p>
      <text:p text:style-name="P5"><text:tab/><text:tab/><text:tab/><text:tab/>condition_step{</text:p>
      <text:p text:style-name="P5"><text:tab/><text:tab/><text:tab/><text:tab/><text:tab/>(3)</text:p>
      <text:p text:style-name="P5"><text:tab/><text:tab/><text:tab/><text:tab/>}</text:p>
      <text:p text:style-name="P5"><text:tab/><text:tab/><text:tab/><text:tab/>if_step{</text:p>
      <text:p text:style-name="P5"><text:tab/><text:tab/><text:tab/><text:tab/><text:tab/>(4)</text:p>
      <text:p text:style-name="P5"><text:tab/><text:tab/><text:tab/><text:tab/>}</text:p>
      <text:p text:style-name="P5"><text:tab/><text:tab/><text:tab/><text:tab/>else_step{</text:p>
      <text:p text:style-name="P5"><text:tab/><text:tab/><text:tab/><text:tab/><text:tab/>(5)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/>
      <text:p text:style-name="P5">Description: while loop when (1) is true (2) is true→ if(3) true → action (4), else action(5)</text:p>
      <text:p text:style-name="P8">(1),(2),(3),(4),(5) can be <text:span text:style-name="T17">Multiple step_II, Step_II, Multiple Step_II,multiple_step I or step_I</text:span></text:p>
      <text:p text:style-name="P8"/>
      <text:p text:style-name="P8">ex3:</text:p>
      <text:p text:style-name="P8"><text:tab/><text:span text:style-name="T17">{logic_and#</text:span></text:p>
      <text:p text:style-name="P6"><text:tab/><text:tab/>logic_A{</text:p>
      <text:p text:style-name="P6"><text:tab/><text:tab/><text:tab/><text:span text:style-name="T19">(1)</text:span></text:p>
      <text:p text:style-name="P6"><text:tab/><text:tab/>}</text:p>
      <text:p text:style-name="P6"><text:tab/><text:tab/>logic_B{</text:p>
      <text:p text:style-name="P6"><text:tab/><text:tab/><text:tab/>{<text:span text:style-name="T19">logic_or#</text:span></text:p>
      <text:p text:style-name="P6"><text:tab/><text:tab/><text:tab/><text:tab/><text:span text:style-name="T19">logic_A{</text:span></text:p>
      <text:p text:style-name="P7"><text:tab/><text:tab/><text:tab/><text:tab/><text:tab/><text:span text:style-name="T19">(2)</text:span></text:p>
      <text:p text:style-name="P7"><text:tab/><text:tab/><text:tab/><text:tab/>}</text:p>
      <text:p text:style-name="P7"><text:tab/><text:tab/><text:tab/><text:tab/><text:span text:style-name="T19">logic_B{</text:span></text:p>
      <text:p text:style-name="P7"><text:tab/><text:tab/><text:tab/><text:tab/><text:tab/><text:span text:style-name="T19">(3)</text:span></text:p>
      <text:p text:style-name="P7"><text:tab/><text:tab/><text:tab/><text:tab/>}</text:p>
      <text:p text:style-name="P6"><text:tab/><text:tab/><text:tab/>}</text:p>
      <text:p text:style-name="P6"><text:tab/><text:tab/>}</text:p>
      <text:p text:style-name="P6"><text:tab/>}</text:p>
      <text:p text:style-name="P6"/>
      <text:p text:style-name="P7">Description <text:span text:style-name="T19">(1) and ( (2) or (3) )</text:span></text:p>
      <text:p text:style-name="P9">(1),(2),(3) can be <text:span text:style-name="T17">Multiple step_II, Step_II, Multiple Step_II,multiple_step I or step_I</text:span></text:p>
      <text:p text:style-name="P9"><text:soft-page-break/></text:p>
      <text:p text:style-name="P9"/>
      <text:p text:style-name="P9"/>
      <text:p text:style-name="P9">ex4</text:p>
      <text:p text:style-name="P9"><text:tab/><text:span text:style-name="T21">{</text:span></text:p>
      <text:p text:style-name="P31"><text:tab/><text:tab/><text:span text:style-name="T19">(Step_I)</text:span></text:p>
      <text:p text:style-name="P31"><text:tab/><text:tab/><text:span text:style-name="T19">(Step_I)</text:span></text:p>
      <text:p text:style-name="P31"><text:tab/><text:tab/>{<text:span text:style-name="T19">try_catch#</text:span></text:p>
      <text:p text:style-name="P31"><text:tab/><text:tab/><text:tab/><text:span text:style-name="T19">try_step{</text:span></text:p>
      <text:p text:style-name="P31"><text:tab/><text:tab/><text:tab/><text:tab/><text:span text:style-name="T19">(1)</text:span></text:p>
      <text:p text:style-name="P31"><text:tab/><text:tab/><text:tab/>}</text:p>
      <text:p text:style-name="P31"><text:tab/><text:tab/><text:tab/><text:span text:style-name="T19">catch_step{</text:span></text:p>
      <text:p text:style-name="P31"><text:tab/><text:tab/><text:tab/><text:tab/><text:span text:style-name="T19">(2)</text:span></text:p>
      <text:p text:style-name="P31"><text:tab/><text:tab/><text:tab/>}</text:p>
      <text:p text:style-name="P31"><text:tab/><text:tab/>}</text:p>
      <text:p text:style-name="P31"><text:tab/>}</text:p>
      <text:p text:style-name="P31">→<text:span text:style-name="T19"> It wrong. Can’t use it. </text:span></text:p>
      <text:p text:style-name="P11">→ Correct :</text:p>
      <text:p text:style-name="P11"><text:tab/><text:span text:style-name="T1">{</text:span></text:p>
      <text:p text:style-name="P23"><text:tab/><text:tab/>{</text:p>
      <text:p text:style-name="P23"><text:tab/><text:tab/><text:tab/>(Step_I)</text:p>
      <text:p text:style-name="P25"><text:tab/><text:tab/><text:tab/><text:span text:style-name="T19">(Step_I)</text:span></text:p>
      <text:p text:style-name="P23"><text:tab/><text:tab/>}</text:p>
      <text:p text:style-name="P25"><text:tab/><text:tab/>{<text:span text:style-name="T19">try_catch#</text:span></text:p>
      <text:p text:style-name="P25"><text:tab/><text:tab/><text:tab/><text:span text:style-name="T19">try_step{</text:span></text:p>
      <text:p text:style-name="P25"><text:tab/><text:tab/><text:tab/><text:tab/><text:span text:style-name="T19">(1)</text:span></text:p>
      <text:p text:style-name="P25"><text:tab/><text:tab/><text:tab/>}</text:p>
      <text:p text:style-name="P25"><text:tab/><text:tab/><text:tab/><text:span text:style-name="T19">catch_step{</text:span></text:p>
      <text:p text:style-name="P25"><text:tab/><text:tab/><text:tab/><text:tab/><text:span text:style-name="T19">(2)</text:span></text:p>
      <text:p text:style-name="P25"><text:tab/><text:tab/><text:tab/>}</text:p>
      <text:p text:style-name="P25"><text:tab/><text:tab/>}</text:p>
      <text:p text:style-name="P23"><text:tab/>} </text:p>
      <text:p text:style-name="P12"><text:s text:c="3"/></text:p>
      <text:p text:style-name="P12"/>
      <text:p text:style-name="P12"/>
      <text:p text:style-name="P12">or:</text:p>
      <text:p text:style-name="P12"><text:tab/><text:span text:style-name="T1">{</text:span></text:p>
      <text:p text:style-name="P22"><text:tab/><text:tab/>{</text:p>
      <text:p text:style-name="P22"><text:tab/><text:tab/><text:tab/>(Step_I)</text:p>
      <text:p text:style-name="P22"><text:tab/><text:tab/>}</text:p>
      <text:p text:style-name="P22"><text:tab/><text:tab/>{</text:p>
      <text:p text:style-name="P24"><text:tab/><text:tab/><text:tab/><text:span text:style-name="T19">(Step_I)</text:span></text:p>
      <text:p text:style-name="P22"><text:tab/><text:tab/>}</text:p>
      <text:p text:style-name="P24"><text:tab/><text:tab/>{<text:span text:style-name="T19">try_catch#</text:span></text:p>
      <text:p text:style-name="P24"><text:tab/><text:tab/><text:tab/><text:span text:style-name="T19">try_step{</text:span></text:p>
      <text:p text:style-name="P24"><text:tab/><text:tab/><text:tab/><text:tab/><text:span text:style-name="T19">(1)</text:span></text:p>
      <text:p text:style-name="P24"><text:tab/><text:tab/><text:tab/>}</text:p>
      <text:p text:style-name="P24"><text:tab/><text:tab/><text:tab/><text:span text:style-name="T19">catch_step{</text:span></text:p>
      <text:p text:style-name="P24"><text:tab/><text:tab/><text:tab/><text:tab/><text:span text:style-name="T19">(2)</text:span></text:p>
      <text:p text:style-name="P24"><text:tab/><text:tab/><text:tab/>}</text:p>
      <text:p text:style-name="P24"><text:tab/><text:tab/>}</text:p>
      <text:p text:style-name="P22"><text:tab/>} </text:p>
      <text:p text:style-name="P25"><text:soft-page-break/></text:p>
      <text:p text:style-name="P25"/>
      <text:p text:style-name="P9"/>
      <text:p text:style-name="P9"/>
      <text:p text:style-name="P9"/>
      <text:p text:style-name="P9"/>
      <text:p text:style-name="P9">or:<text:tab/></text:p>
      <text:p text:style-name="P10"><text:tab/><text:span text:style-name="T9">{</text:span></text:p>
      <text:p text:style-name="P22"><text:tab/><text:tab/>{<text:span text:style-name="T20">normal#</text:span></text:p>
      <text:p text:style-name="P22"><text:tab/><text:tab/><text:tab/><text:span text:style-name="T20">normal_step{</text:span></text:p>
      <text:p text:style-name="P22"><text:tab/><text:tab/><text:tab/><text:tab/>(Step_I)</text:p>
      <text:p text:style-name="P24"><text:tab/><text:tab/><text:tab/><text:tab/><text:span text:style-name="T19">(Step_I)</text:span></text:p>
      <text:p text:style-name="P22"><text:tab/><text:tab/><text:tab/>}</text:p>
      <text:p text:style-name="P22"><text:tab/><text:tab/>}</text:p>
      <text:p text:style-name="P24"><text:tab/><text:tab/>{<text:span text:style-name="T19">try_catch#</text:span></text:p>
      <text:p text:style-name="P24"><text:tab/><text:tab/><text:tab/><text:span text:style-name="T19">try_step{</text:span></text:p>
      <text:p text:style-name="P24"><text:tab/><text:tab/><text:tab/><text:tab/><text:span text:style-name="T19">(1)</text:span></text:p>
      <text:p text:style-name="P24"><text:tab/><text:tab/><text:tab/>}</text:p>
      <text:p text:style-name="P24"><text:tab/><text:tab/><text:tab/><text:span text:style-name="T19">catch_step{</text:span></text:p>
      <text:p text:style-name="P24"><text:tab/><text:tab/><text:tab/><text:tab/><text:span text:style-name="T19">(2)</text:span></text:p>
      <text:p text:style-name="P24"><text:tab/><text:tab/><text:tab/>}</text:p>
      <text:p text:style-name="P24"><text:tab/><text:tab/>}</text:p>
      <text:p text:style-name="P22"><text:tab/>} 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33:53.113694573</meta:creation-date>
    <dc:date>2023-06-28T13:40:56.121797906</dc:date>
    <meta:editing-duration>PT1H45M53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5" meta:paragraph-count="187" meta:word-count="266" meta:character-count="1822" meta:non-whitespace-character-count="1332"/>
  </office:meta>
</office:document-meta>
</file>